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13fc" officeooo:paragraph-rsid="001a13fc"/>
    </style:style>
    <style:style style:name="P2" style:family="paragraph" style:parent-style-name="Standard">
      <style:text-properties officeooo:paragraph-rsid="001a13fc"/>
    </style:style>
    <style:style style:name="P3" style:family="paragraph" style:parent-style-name="Text_20_body">
      <style:text-properties officeooo:rsid="001a13fc" officeooo:paragraph-rsid="001a13fc" loext:padding="0cm" loext:border="none"/>
    </style:style>
    <style:style style:name="P4" style:family="paragraph" style:parent-style-name="Text_20_body">
      <style:text-properties officeooo:rsid="001bed74" officeooo:paragraph-rsid="001bed74" loext:padding="0cm" loext:border="none"/>
    </style:style>
    <style:style style:name="T1" style:family="text">
      <style:text-properties officeooo:rsid="001a13fc"/>
    </style:style>
    <style:style style:name="T2" style:family="text">
      <style:text-properties fo:background-color="#4285f4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kodem Szałas 2E</text:p>
      <text:p text:style-name="P1">zad. 1</text:p>
      <text:p text:style-name="P1">Zmienna to jest taki obiekt w kodzie, który przechowuje rózne rodzaje danych niezbędne do działania programu. Podczas działania programu zmienna może zmienić swoją wartość.</text:p>
      <text:p text:style-name="P1">Zad 2.</text:p>
      <text:p text:style-name="P2"><text:span text:style-name="T1">Literał to element programu, który bezpośrednio reprezentuje jego wartość, </text:span><text:s/>kolei stała nazwana to nazwany element, który przechowuje określoną wartość. Stała ta jest zazwyczaj przypisana do konkretnego literału lub obiektu. </text:p>
      <text:p text:style-name="P2">Zad 3.</text:p>
      <text:p text:style-name="P2">operator <text:s/>wykonuje działanie, natomiast operand to na czym to działanie jest wykonywane. </text:p>
      <text:p text:style-name="P1">Zad 4.</text:p>
      <text:p text:style-name="P3">W pętli while warunek jest sprawdzany przed wykonaniem ciała pętli , a w pętli do while jest sprawdzany po wykonaniu ciała pętli</text:p>
      <text:p text:style-name="P3">zad 5. </text:p>
      <text:p text:style-name="P3">Wyrażenie logiczne jest wyrażeniem, które daje w wyniku wartości typu danych logicznych: True lub False</text:p>
      <text:p text:style-name="P3">zad 6.</text:p>
      <text:p text:style-name="P4">Break przerywa pętle, a continue ją kontynuuje</text:p>
      <text:p text:style-name="P3">zad 7.</text:p>
      <text:p text:style-name="P3"><text:span text:style-name="T2">Deklaracja funkcji </text:span>określa nazwy i charakterystyki <text:span text:style-name="T2">funkcji</text:span>, ale nie przydziela jej pamięci, a <text:span text:style-name="T2">definicja funkcji <text:s/></text:span>określa treść dla <text:span text:style-name="T2">funkcji</text:span>, przypisuje identyfikator do <text:span text:style-name="T2">funkcji </text:span>i przydziela pamięć masową. </text:p>
      <text:p text:style-name="P1">Zad 8.</text:p>
      <text:p text:style-name="P1">Przeciążenie funkcji oznacza występowanie pod taką samą nazwą wielu funkcji różniących się zestawem argumentów</text:p>
      <text:p text:style-name="P1">Zad 9.</text:p>
      <text:p text:style-name="P1">W programie funkcja main oznacza punkt wejścia programu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4T14:11:03.183000000</meta:creation-date>
    <dc:date>2024-01-04T14:44:37.964000000</dc:date>
    <meta:editing-duration>PT33M35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9" meta:word-count="179" meta:character-count="1205" meta:non-whitespace-character-count="1038"/>
  </office:meta>
</office:document-meta>
</file>